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4.9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Jibo zexîrekirin anku xwedankirina wêneyan, Integreat hewcetî bi têketina nav Galeriyê hey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